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830000016E498E1EF4E07E10C3.png" manifest:media-type="image/png"/>
  <manifest:file-entry manifest:full-path="Pictures/10000000000004830000016EE8E4D888AB24FAF2.png" manifest:media-type="image/png"/>
  <manifest:file-entry manifest:full-path="Pictures/10000000000004830000016E7C85A7B4BE230F77.png" manifest:media-type="image/png"/>
  <manifest:file-entry manifest:full-path="Pictures/10000000000004830000016E04C8A3B9C8BD4978.png" manifest:media-type="image/png"/>
  <manifest:file-entry manifest:full-path="Pictures/10000000000004830000016EC56A3C6148509DAA.png" manifest:media-type="image/png"/>
  <manifest:file-entry manifest:full-path="Pictures/10000000000004830000016E4CB8D0B2F3AEDC83.png" manifest:media-type="image/png"/>
  <manifest:file-entry manifest:full-path="Pictures/10000000000004830000016EE089CD06FAE5B8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5.75cm" svg:height="4.8cm" svg:x="0cm" svg:y="0cm">
          <draw:image xlink:href="Pictures/10000000000004830000016EE8E4D888AB24FAF2.png" xlink:type="simple" xlink:show="embed" xlink:actuate="onLoad">
            <text:p/>
          </draw:image>
        </draw:frame>
        <draw:frame draw:style-name="gr1" draw:text-style-name="P1" draw:layer="layout" svg:width="15.749cm" svg:height="4.8cm" svg:x="0.001cm" svg:y="4.2cm">
          <draw:image xlink:href="Pictures/10000000000004830000016E498E1EF4E07E10C3.png" xlink:type="simple" xlink:show="embed" xlink:actuate="onLoad">
            <text:p/>
          </draw:image>
        </draw:frame>
        <draw:frame draw:style-name="gr1" draw:text-style-name="P1" draw:layer="layout" svg:width="15.75cm" svg:height="4.8cm" svg:x="0.001cm" svg:y="8.411cm">
          <draw:image xlink:href="Pictures/10000000000004830000016EC56A3C6148509DAA.png" xlink:type="simple" xlink:show="embed" xlink:actuate="onLoad">
            <text:p/>
          </draw:image>
        </draw:frame>
        <draw:frame draw:style-name="gr1" draw:text-style-name="P1" draw:layer="layout" svg:width="15.75cm" svg:height="4.8cm" svg:x="0cm" svg:y="12.6cm">
          <draw:image xlink:href="Pictures/10000000000004830000016E4CB8D0B2F3AEDC83.png" xlink:type="simple" xlink:show="embed" xlink:actuate="onLoad">
            <text:p/>
          </draw:image>
        </draw:frame>
        <draw:frame draw:style-name="gr1" draw:text-style-name="P1" draw:layer="layout" svg:width="15.75cm" svg:height="4.8cm" svg:x="0cm" svg:y="16.811cm">
          <draw:image xlink:href="Pictures/10000000000004830000016E04C8A3B9C8BD4978.png" xlink:type="simple" xlink:show="embed" xlink:actuate="onLoad">
            <text:p/>
          </draw:image>
        </draw:frame>
        <draw:frame draw:style-name="gr1" draw:text-style-name="P1" draw:layer="layout" svg:width="15.75cm" svg:height="4.8cm" svg:x="0.051cm" svg:y="21.011cm">
          <draw:image xlink:href="Pictures/10000000000004830000016EE089CD06FAE5B8A1.png" xlink:type="simple" xlink:show="embed" xlink:actuate="onLoad">
            <text:p/>
          </draw:image>
        </draw:frame>
        <draw:frame draw:style-name="gr1" draw:text-style-name="P1" draw:layer="layout" svg:width="15.75cm" svg:height="4.8cm" svg:x="0cm" svg:y="25.211cm">
          <draw:image xlink:href="Pictures/10000000000004830000016E7C85A7B4BE230F7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5cm" fo:margin-bottom="0cm" fo:text-indent="0cm"/>
      <style:text-properties fo:font-size="35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Standard" style:page-layout-name="PM1" draw:style-name="Mdp1">
      <draw:frame presentation:style-name="Standard-title" draw:layer="backgroundobjects" svg:width="14.174cm" svg:height="4.674cm" svg:x="0.787cm" svg:y="1.116cm" presentation:class="title" presentation:placeholder="true">
        <draw:text-box/>
      </draw:frame>
      <draw:frame presentation:style-name="Standard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8T20:29:28.273730881</meta:creation-date>
    <dc:date>2020-12-18T22:03:39.554483961</dc:date>
    <meta:editing-duration>PT3M20S</meta:editing-duration>
    <meta:editing-cycles>1</meta:editing-cycles>
    <meta:document-statistic meta:object-count="30"/>
    <meta:generator>LibreOffice/6.0.7.3$Linux_X86_64 LibreOffice_project/00m0$Build-3</meta:generator>
  </office:meta>
</office:document-meta>
</file>